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ლუკა კიკვიძე</text:h>
      <text:p text:style-name="Text_20_body">Angular Developer | Full-Stack Developer | IT სპეციალისტი</text:p>
      <text:p text:style-name="Text_20_body">📧 <text:s/>lukakikvidze00@gmail.com</text:p>
      <text:p text:style-name="Text_20_body">📍 თბილისი, საქართველო</text:p>
      <text:p text:style-name="Text_20_body">🔗 LinkedIn Profile | GitHub Profile | Portfolio Website</text:p>
      <text:p text:style-name="Text_20_body"/>
      <text:p text:style-name="Text_20_body">პროფესიული აღწერა</text:p>
      <text:p text:style-name="Text_20_body">მაღალმოტივირებული Full-Stack დეველოპერი 2+ წლიანი გამოცდილებით ვებ-აპლიკაციებისა და პროგრამული გადაწყვეტილებების შექმნაში. სპეციალიზებული Angular, React, Python/Django, PHP და სხვა თანამედროვე ტექნოლოგიებში. გამოცდილია IT ინფრასტრუქტურის მართვაში, კიბერუსაფრთხოებასა და ქსელურ ადმინისტრირებაში. ვნებიანი მაღალი ხარისხის, რესპონსიული და მომხმარებლისთვის მოსახერხებელი გადაწყვეტილებების შექმნით. </text:p>
      <text:p text:style-name="Text_20_body"/>
      <text:p text:style-name="Text_20_body">უნარები</text:p>
      <text:p text:style-name="Text_20_body">პროგრამირება და ვებ-დეველოპმენტი </text:p>
      <text:p text:style-name="Text_20_body"><text:s text:c="4"/>• ფრონტ-ენდი: Angular, React, HTML5, CSS3, JavaScript (ES6+), TypeScript </text:p>
      <text:p text:style-name="Text_20_body"><text:s text:c="4"/>• ბექ-ენდი: Python (Django), PHP) </text:p>
      <text:p text:style-name="Text_20_body"><text:s text:c="4"/>• მონაცემთა ბაზები: MySQL</text:p>
      <text:p text:style-name="Text_20_body"><text:s text:c="4"/>• ინსტრუმენტები: Git.</text:p>
      <text:p text:style-name="Text_20_body">IT &amp; სისტემები </text:p>
      <text:p text:style-name="Text_20_body"><text:s text:c="4"/>• კომპიუტერული ქსელების ადმინისტრირება </text:p>
      <text:p text:style-name="Text_20_body"><text:s text:c="4"/>• კიბერუსაფრთხოება (Firewall, VPN, Penetration Testing Basics) </text:p>
      <text:p text:style-name="Text_20_body"><text:s text:c="4"/>• ოპერაციული სისტემები: Linux (Ubuntu, Kali Linux, Windows(10,11))</text:p>
      <text:p text:style-name="Text_20_body"><text:s text:c="4"/>• ჰარდვერული მხარდაჭერა და ტექნიკური დიაგნოსტიკა </text:p>
      <text:p text:style-name="Text_20_body">რბილი უნარები </text:p>
      <text:p text:style-name="Text_20_body"><text:s text:c="4"/>• პრობლემის გადაჭრა, გუნდური მუშაობა, დროის მართვა, კომუნიკაცია </text:p>
      <text:p text:style-name="Text_20_body"><text:s text:c="4"/>• მათემატიკური ანალიზი, Linear Algebra, Probability &amp; Statistics</text:p>
      <text:p text:style-name="Text_20_body"/>
      <text:p text:style-name="Text_20_body">პროფესიული გამოცდილება</text:p>
      <text:p text:style-name="Text_20_body">Full-Stack Developer | თბილისი, საქართველო</text:p>
      <text:p text:style-name="Text_20_body">2022 – დღემდე </text:p>
      <text:p text:style-name="Text_20_body"><text:soft-page-break/><text:s text:c="4"/>• ვებ-აპლიკაციების დაპროექტება და განვითარება Angular, React, Python/Django და PHP-ის გამოყენებით. </text:p>
      <text:p text:style-name="Text_20_body"><text:s text:c="4"/>• რესპონსიული UI/UX დიზაინის შექმნა და საიტის ოპტიმიზაცია მაღალი შესრულებისთვის. </text:p>
      <text:p text:style-name="Text_20_body"><text:s text:c="4"/>• პროექტების ვერსიის კონტროლი Git-ის გამოყენებით (GitHub, GitLab). </text:p>
      <text:p text:style-name="Text_20_body">IT სპეციალისტი | თბილისი, საქართველო</text:p>
      <text:p text:style-name="Text_20_body">2023 – დღემდე </text:p>
      <text:p text:style-name="Text_20_body"><text:s text:c="4"/>• ტექნიკური მხარდაჭერა ჰარდვერული და სოფტვერული პრობლემების გადასაჭრელად. </text:p>
      <text:p text:style-name="Text_20_body"><text:s text:c="4"/>• კომპანიის ქსელური ინფრასტრუქტურის მართვა, უსაფრთხოების პროტოკოლების დანერგვა. </text:p>
      <text:p text:style-name="Text_20_body"><text:s text:c="4"/>• Linux და Windows სერვერების ადმინისტრირება, სისტემის სტაბილურობის უზრუნველყოფა. </text:p>
      <text:p text:style-name="Text_20_body"/>
      <text:p text:style-name="Text_20_body">პროექტები</text:p>
      <text:p text:style-name="Text_20_body">პირადი პორტფოლიო საიტი </text:p>
      <text:p text:style-name="Text_20_body"><text:s text:c="4"/>• ტექნოლოგიები: Angular, TypeScript, HTML5, CSS3, Git </text:p>
      <text:p text:style-name="Text_20_body"><text:s text:c="4"/>• აღწერა: პერსონალური პორტფოლიო საიტი, რომელიც წარმოაჩენს ჩემს პროექტებსა და უნარებს. ოპტიმიზებულია SEO-სა და მობილური მოწყობილობებისთვის. </text:p>
      <text:p text:style-name="Text_20_body">E-commerce დემო საიტი </text:p>
      <text:p text:style-name="Text_20_body"><text:s text:c="4"/>• ტექნოლოგიები: React, Node.js, MySQL, </text:p>
      <text:p text:style-name="Text_20_body"><text:s text:c="4"/>• აღწერა: ონლაინ მაღაზიის პროტოტიპი პროდუქტის კატალოგით, კალათის ფუნქციონალითა და გადახდის სისტემის სიმულაციით. </text:p>
      <text:p text:style-name="Text_20_body">CRUD აპლიკაცია </text:p>
      <text:p text:style-name="Text_20_body"><text:s text:c="4"/>• ტექნოლოგიები: Python/Django, MySQL, Bootstrap </text:p>
      <text:p text:style-name="Text_20_body"><text:s text:c="4"/>• აღწერა: მონაცემთა მართვის აპლიკაცია CRUD (Create, Read, Update, Delete) ფუნქციონალით. </text:p>
      <text:p text:style-name="Text_20_body">კლიენტის ვებ-საიტი </text:p>
      <text:p text:style-name="Text_20_body"><text:s text:c="4"/>• ტექნოლოგიები: PHP, JavaScript, MySQL </text:p>
      <text:p text:style-name="Text_20_body"><text:s text:c="4"/>• აღწერა: კლიენტისთვის შექმნილი დინამიური ვებ-საიტი ადმინისტრაციული პანელით. </text:p>
      <text:p text:style-name="Text_20_body"/>
      <text:p text:style-name="Text_20_body">განათლება</text:p>
      <text:p text:style-name="Text_20_body">ბაკალავრი, კომპიუტერული მეცნიერებები</text:p>
      <text:p text:style-name="Text_20_body"><text:soft-page-break/>[Seu], 2022 – დღემდე</text:p>
      <text:p text:style-name="Text_20_body"/>
      <text:p text:style-name="Text_20_body">სერტიფიკატები</text:p>
      <text:p text:style-name="Text_20_body"><text:s text:c="4"/>• Cisco Networking Academy: Python Essentials 1, 2023 </text:p>
      <text:p text:style-name="Text_20_body"><text:s text:c="4"/>• Cisco Networking Academy: Computer Hardware Basics, 2023 <text:s/></text:p>
      <text:p text:style-name="Text_20_body"/>
      <text:p text:style-name="Text_20_body">ენები</text:p>
      <text:p text:style-name="Text_20_body"><text:s text:c="4"/>• ქართული: მშობლიური </text:p>
      <text:p text:style-name="Text_20_body"><text:s text:c="4"/>• ინგლისური: B2 (ფლობა თავისუფალი საუბრისა და ტექნიკური დოკუმენტაციისთვის) 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20:52:02.356799324</meta:creation-date>
    <dc:date>2025-09-28T21:15:58.930578771</dc:date>
    <meta:editing-duration>PT13M2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54" meta:word-count="322" meta:character-count="2850" meta:non-whitespace-character-count="2431"/>
  </office:meta>
</office:document-meta>
</file>